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d0ce8" officeooo:paragraph-rsid="000d0ce8"/>
    </style:style>
    <style:style style:name="P2" style:family="paragraph" style:parent-style-name="Text_20_body" style:list-style-name="L14">
      <style:text-properties officeooo:rsid="000d0ce8" officeooo:paragraph-rsid="000d0ce8"/>
    </style:style>
    <style:style style:name="P3" style:family="paragraph" style:parent-style-name="Text_20_body" style:list-style-name="L8">
      <style:text-properties officeooo:rsid="000e19a4" officeooo:paragraph-rsid="000e19a4"/>
    </style:style>
    <style:style style:name="P4" style:family="paragraph" style:parent-style-name="Text_20_body" style:list-style-name="L15">
      <style:text-properties officeooo:rsid="000e19a4" officeooo:paragraph-rsid="000e19a4"/>
    </style:style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13"/>
    <style:style style:name="P9" style:family="paragraph" style:parent-style-name="Text_20_body" style:list-style-name="L8">
      <style:text-properties officeooo:rsid="000f1cf2" officeooo:paragraph-rsid="000f1cf2"/>
    </style:style>
    <style:style style:name="T1" style:family="text">
      <style:text-properties officeooo:rsid="000f1c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vel Manager</text:h>
      <text:h text:style-name="Heading_20_2" text:outline-level="2">Level Manager 1</text:h>
      <text:list xml:id="list3729675715" text:style-name="L8">
        <text:list-item>
          <text:p text:style-name="P3">You are here.</text:p>
        </text:list-item>
        <text:list-item>
          <text:p text:style-name="P3">The treasure <text:s/>is here.</text:p>
        </text:list-item>
        <text:list-item>
          <text:p text:style-name="P3">You can move using the me handle. Follow the ticking sound and find treasure.</text:p>
        </text:list-item>
        <text:list-item>
          <text:p text:style-name="P3">Welcome to Stealth Panto. You are a ninja searching for treasure in a dangerous medieval city.</text:p>
        </text:list-item>
        <text:list-item>
          <text:p text:style-name="P9">This is an obstacle. Find a way around it.</text:p>
        </text:list-item>
      </text:list>
      <text:h text:style-name="Heading_20_2" text:outline-level="2">Level Manager 2</text:h>
      <text:list xml:id="list1436118673" text:style-name="L9">
        <text:list-item>
          <text:p text:style-name="P5">An enemy protects the treasure. You can feel him using the it handle. Don't get to close to him.</text:p>
        </text:list-item>
        <text:list-item>
          <text:p text:style-name="P5">Watch the enemy this time. He is here.</text:p>
        </text:list-item>
      </text:list>
      <text:h text:style-name="Heading_20_2" text:outline-level="2">Level Manager 3</text:h>
      <text:list xml:id="list807037369" text:style-name="L10">
        <text:list-item>
          <text:p text:style-name="P6">Now there are two enemies. Say Switch to switch between enemies.</text:p>
        </text:list-item>
        <text:list-item>
          <text:p text:style-name="P6">Remember: Say Switch to switch between enemies.</text:p>
        </text:list-item>
      </text:list>
      <text:h text:style-name="Heading_20_2" text:outline-level="2">Level Manager 4</text:h>
      <text:list xml:id="list3058381726" text:style-name="L11">
        <text:list-item>
          <text:p text:style-name="P7">This level is more complicated than the first three, but there is nothing you haven't encountered yet. You can do it.</text:p>
        </text:list-item>
      </text:list>
      <text:h text:style-name="Heading_20_2" text:outline-level="2">Level Manager 5</text:h>
      <text:list xml:id="list583363888" text:style-name="L13">
        <text:list-item>
          <text:p text:style-name="P8">You found a sword with which you can fight back enemies. Once enemies have spotted you, you will no longer die, but a battle will start. Rotate the knob on the me handle to swing your sword around you and kill your enemy.</text:p>
        </text:list-item>
        <text:list-item>
          <text:p text:style-name="P8">Swing your sword by turing the knob on the me handle. That way you can defeat an enemy that has noticed you</text:p>
        </text:list-item>
        <text:list-item>
          <text:p text:style-name="P8">Congratutations. You finished level 5! That's the end of the game for now. Thanks for playing Stealth Panto.</text:p>
        </text:list-item>
      </text:list>
      <text:h text:style-name="Heading_20_1" text:outline-level="1">Enemy Controller</text:h>
      <text:list xml:id="list3978019753" text:style-name="L15">
        <text:list-item>
          <text:p text:style-name="P4">An enemy has spotted you. Try again.</text:p>
        </text:list-item>
        <text:list-item>
          <text:p text:style-name="P4">You defeated your enemy.</text:p>
        </text:list-item>
      </text:list>
      <text:h text:style-name="Heading_20_1" text:outline-level="1"><text:soft-page-break/>Player Controller</text:h>
      <text:list xml:id="list83462998" text:style-name="L14">
        <text:list-item>
          <text:p text:style-name="P2">You are dead. Try agai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2:09:55.623000000</meta:creation-date>
    <dc:date>2020-07-23T15:41:10.007000000</dc:date>
    <meta:editing-duration>PT3H20M30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4" meta:word-count="248" meta:character-count="1283" meta:non-whitespace-character-count="1074"/>
  </office:meta>
</office:document-meta>
</file>